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230">`</text:span>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was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text:span><text:soft-page-break/><text:span text:style-name="T177">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oft-page-break/><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oft-page-break/><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oft-page-break/><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oft-page-break/><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oft-page-break/><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oft-page-break/><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oft-page-break/><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text:span><text:soft-page-break/><text:span text:style-name="T197">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oft-page-break/><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text:span><text:soft-page-break/><text:span text:style-name="T201">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oft-page-break/><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text:span><text:soft-page-break/><text:span text:style-name="T209">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oft-page-break/><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oft-page-break/><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text:span><text:soft-page-break/><text:span text:style-name="T220">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oft-page-break/><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oft-page-break/><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text:span><text:soft-page-break/><text:span text:style-name="T231">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text:span><text:soft-page-break/><text:span text:style-name="T234">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oft-page-break/><text:s text:c="5"/><text:span text:style-name="T239">Eugene continued to laugh. “There’s no reason for name calling.” He said.</text:span></text:p>
      <text:p text:style-name="P45"/>
      <text:p text:style-name="P46">Chapter Twenty</text:p>
      <text:p text:style-name="P46"/>
      <text:p text:style-name="P46"><text:s text:c="5"/>Eugene found work at a black smith while Calypso found work at the inn. They were happy with their chosen professions.</text:p>
      <text:p text:style-name="P46"><text:s text:c="5"/>One day while Eugene was working, the lawman showed up.</text:p>
      <text:p text:style-name="P46"><text:s text:c="5"/>“Eugene.” The man said, “Is it really you?”</text:p>
      <text:p text:style-name="P46"><text:s text:c="5"/>Eugene nodded. “In the flesh.” He said. “What can I do for you lawman?”</text:p>
      <text:p text:style-name="P46"><text:s text:c="5"/>Calling a person lawman meant you didn’t know their name and you didn’t care for it either.</text:p>
      <text:p text:style-name="P46"><text:s text:c="5"/>Eugene remembered when people would call him lawman. <text:span text:style-name="T240">It would tick him off beyond measure. Like really irritated him. </text:span><text:span text:style-name="T241">Now he was calling other people by that name. </text:span><text:span text:style-name="T242">Interesting how the tables turned.</text:span></text:p>
      <text:p text:style-name="P46"><text:s text:c="5"/><text:span text:style-name="T243">The lawman looked at Eugene and frowned. He too didn’t take the nickname </text:span><text:span text:style-name="T244">well. “Thought you were above that kind of talk kid.” He said.</text:span></text:p>
      <text:p text:style-name="P46"><text:s text:c="5"/>“<text:span text:style-name="T244">Thought you were a man of noble intent.” The lawman continued. </text:span></text:p>
      <text:p text:style-name="P46"><text:s text:c="5"/><text:span text:style-name="T244">Eugene smiled “I am.” He smiled. “What’s your name?”</text:span></text:p>
      <text:p text:style-name="P46"><text:s text:c="5"/>“<text:span text:style-name="T244">Calvin.” The lawman said. “Name’s Calvin.”</text:span></text:p>
      <text:p text:style-name="P46"><text:s text:c="5"/>“<text:span text:style-name="T244">Okay Calvin it is.” Eugene said. “</text:span><text:span text:style-name="T245">Now, what is it you want?”</text:span></text:p>
      <text:p text:style-name="P46"><text:s text:c="5"/><text:span text:style-name="T245">Calvin looked at Eugene “I want to know what made you turn your back on the law.”</text:span></text:p>
      <text:p text:style-name="P46"><text:s text:c="5"/><text:span text:style-name="T245">Eugene looked serious for a moment. “I didn’t turn my back on the law.” He said. “</text:span><text:span text:style-name="T246">The law turned its back on me and my partner.”</text:span></text:p>
      <text:p text:style-name="P46"><text:soft-page-break/><text:s text:c="5"/><text:span text:style-name="T246">Calvin nodded. “I see.” He said. “You don’t really believe that do you?”</text:span></text:p>
      <text:p text:style-name="P46"><text:s text:c="5"/><text:span text:style-name="T246">Eugene picked up a hammer and began striking it against a piece of metal. “You can believe what you want to believe, I only tell the truth.” He said between strikes. Sparks flew everywhere.</text:span></text:p>
      <text:p text:style-name="P46"><text:s text:c="5"/><text:span text:style-name="T246">Calvin nodded again. “Okay I’ll give you that.” He said. “I was wondering if you’d be able to help me locate this girl. She’s gone missing and I need help from someone who knows the lay of the town.”</text:span></text:p>
      <text:p text:style-name="P46"><text:s text:c="5"/><text:span text:style-name="T246">Eugene put the hammer down and looked at Calvin. Could he really be asking for help from a former agent? That didn’t make any sense. It was typically against the law to do so.</text:span></text:p>
      <text:p text:style-name="P46"><text:s text:c="5"/>“<text:span text:style-name="T246">How can you be asking me this?” Eugene asked as he put the piece of metal in water to cool it. “Isn’t that a breach in protocol?”</text:span></text:p>
      <text:p text:style-name="P46"><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6"><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6"><text:s text:c="5"/>“<text:span text:style-name="T247">I know where she is.” Eugene said.</text:span></text:p>
      <text:p text:style-name="P46"><text:s text:c="5"/><text:span text:style-name="T247">Calvin smiled. “That’s great! Where?”</text:span></text:p>
      <text:p text:style-name="P46"><text:s text:c="5"/>“<text:span text:style-name="T247">Room three above the saloon.” Eugene replied. “She’s a whore, a prostitute, a lady of the evening as </text:span><text:soft-page-break/><text:span text:style-name="T247">it were.” Eugene didn’t feel right giving away the information but he had to do something in order to keep the lawman off his </text:span><text:span text:style-name="T248">back.</text:span></text:p>
      <text:p text:style-name="P46"><text:s text:c="5"/><text:span text:style-name="T249">Calvin smiled. “Thank you Eugene, I owe you one.” </text:span><text:span text:style-name="T250">He walked aw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9</meta:editing-cycles>
    <meta:generator>LibreOffice/7.4.2.3$Windows_X86_64 LibreOffice_project/382eef1f22670f7f4118c8c2dd222ec7ad009daf</meta:generator>
    <dc:date>2022-10-25T19:22:27.324000000</dc:date>
    <meta:editing-duration>PT13H58M49S</meta:editing-duration>
    <meta:document-statistic meta:table-count="0" meta:image-count="0" meta:object-count="0" meta:page-count="81" meta:paragraph-count="854" meta:word-count="21651" meta:character-count="121503" meta:non-whitespace-character-count="96530"/>
  </office:meta>
</office:document-meta>
</file>